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MP0">
      <style:paragraph-properties style:page-number="auto" fo:break-before="page"/>
      <style:text-properties fo:language="en" fo:country="US"/>
    </style:style>
    <style:style style:name="P3" style:family="paragraph" style:parent-style-name="Standard">
      <style:text-properties officeooo:rsid="00130277" officeooo:paragraph-rsid="00130277"/>
    </style:style>
    <style:style style:name="P4" style:family="paragraph" style:parent-style-name="Standard" style:list-style-name="L1">
      <style:text-properties officeooo:rsid="00130277" officeooo:paragraph-rsid="00130277"/>
    </style:style>
    <style:style style:name="P5" style:family="paragraph" style:parent-style-name="Standard">
      <style:text-properties officeooo:paragraph-rsid="00130277"/>
    </style:style>
    <style:style style:name="P6" style:family="paragraph" style:parent-style-name="Standard">
      <style:text-properties style:font-name="Calibri" fo:language="en" fo:country="US" fo:font-style="italic" officeooo:paragraph-rsid="00130277" style:font-style-asian="italic" style:font-style-complex="italic"/>
    </style:style>
    <style:style style:name="P7" style:family="paragraph" style:parent-style-name="Standard" style:list-style-name="L2">
      <style:text-properties style:font-name="Calibri" fo:language="en" fo:country="US" fo:font-style="italic" officeooo:rsid="0014b5db" officeooo:paragraph-rsid="0014b5db" style:font-style-asian="italic" style:font-style-complex="italic"/>
    </style:style>
    <style:style style:name="P8" style:family="paragraph" style:parent-style-name="Standard">
      <style:text-properties style:font-name="Calibri" fo:language="en" fo:country="US" fo:font-style="italic" officeooo:rsid="0014b5db" officeooo:paragraph-rsid="0014b5db" style:font-style-asian="italic" style:font-style-complex="italic"/>
    </style:style>
    <style:style style:name="P9" style:family="paragraph" style:parent-style-name="Standard">
      <style:text-properties officeooo:paragraph-rsid="0014b5d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Wingdings" fo:language="en" fo:country="US" fo:font-weight="normal" style:font-name-asian="Wingdings" style:font-weight-asian="normal" style:font-name-complex="Wingdings" style:font-weight-complex="normal"/>
    </style:style>
    <style:style style:name="T5" style:family="text">
      <style:text-properties officeooo:rsid="00130277"/>
    </style:style>
    <style:style style:name="T6" style:family="text">
      <style:text-properties style:font-name="Calibri" fo:language="en" fo:country="US" fo:font-style="italic" officeooo:rsid="0014b5d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ather Station using Arduino &amp; Raspberry Pi</text:p>
      <text:p text:style-name="Standard"><text:span text:style-name="Fuente_20_de_20_párrafo_20_predeter."><text:span text:style-name="T1">3. Wifi module </text:span></text:span><text:span text:style-name="Strong_20_Emphasis"><text:span text:style-name="T2">ESP8266: 7,99€</text:span></text:span></text:p>
      <text:p text:style-name="Standard"><text:span text:style-name="Strong_20_Emphasis"><text:span text:style-name="T2"><text:tab/></text:span></text:span><text:a xlink:type="simple" xlink:href="http://www.prometec.net/arduino-wifi/" office:target-frame-name="_top" xlink:show="replace" text:style-name="Internet_20_link" text:visited-style-name="Visited_20_Internet_20_Link"><text:span text:style-name="Strong_20_Emphasis">http://www.prometec.net/arduino-wifi/</text:span></text:a></text:p>
      <text:p text:style-name="Standard"><text:span text:style-name="Strong_20_Emphasis"><text:span text:style-name="T2"><text:tab/></text:span></text:span><text:a xlink:type="simple" xlink:href="https://www.sunfounder.com/wiki/index.php?title=Esp8266_Wifi_Module" office:target-frame-name="_top" xlink:show="replace" text:style-name="Internet_20_link" text:visited-style-name="Visited_20_Internet_20_Link"><text:span text:style-name="Strong_20_Emphasis"><text:span text:style-name="T2">https://www.sunfounder.com/wiki/index.php?title=Esp8266_Wifi_Module</text:span></text:span></text:a></text:p>
      <text:p text:style-name="Standard"><text:span text:style-name="Strong_20_Emphasis"><text:span text:style-name="T2"><text:tab/></text:span></text:span><text:a xlink:type="simple" xlink:href="https://nurdspace.nl/ESP8266#Introduction" office:target-frame-name="_top" xlink:show="replace" text:style-name="Internet_20_link" text:visited-style-name="Visited_20_Internet_20_Link"><text:span text:style-name="Strong_20_Emphasis"><text:span text:style-name="T3">https://nurdspace.nl/ESP8266#Introduction</text:span></text:span></text:a></text:p>
      <text:p text:style-name="Standard"/>
      <text:p text:style-name="Standard"><text:span text:style-name="Strong_20_Emphasis"><text:span text:style-name="T3">4. Placa Arduino Uno. 40 €</text:span></text:span></text:p>
      <text:p text:style-name="Standard"><text:span text:style-name="Strong_20_Emphasis"><text:span text:style-name="T3">5. Caja estanca. 5,45 €</text:span></text:span></text:p>
      <text:p text:style-name="Standard"/>
      <text:p text:style-name="Standard"><text:span text:style-name="Strong_20_Emphasis"><text:span text:style-name="T2">Store data: Using WeeWx running on a Raspberry Pi</text:span></text:span></text:p>
      <text:p text:style-name="Standard"/>
      <text:p text:style-name="Standard"><text:span text:style-name="Strong_20_Emphasis"><text:span text:style-name="T2">Clean data from WeeWx </text:span></text:span><text:span text:style-name="Strong_20_Emphasis"><text:span text:style-name="T4"></text:span></text:span><text:span text:style-name="Strong_20_Emphasis"><text:span text:style-name="T2"> delete /var/lib/weewx/weewx.db</text:span></text:span></text:p>
      <text:p text:style-name="Standard"><text:span text:style-name="Strong_20_Emphasis"><text:span text:style-name="T2"><text:s/></text:span></text:span></text:p>
      <text:p text:style-name="Standard"><text:span text:style-name="Strong_20_Emphasis"><text:span text:style-name="T2">Dump data to a file </text:span></text:span><text:span text:style-name="Strong_20_Emphasis"><text:span text:style-name="T4"></text:span></text:span><text:span text:style-name="Strong_20_Emphasis"><text:span text:style-name="T2"> <text:s/>nc -k -l 0.0.0.0 9999 &gt; /tmp/datafile</text:span></text:span></text:p>
      <text:p text:style-name="Standard"/>
      <text:p text:style-name="Standard"><text:span text:style-name="Strong_20_Emphasis"><text:span text:style-name="T2">With this command we are able to listen for incoming connection on the TCp port 9999 and dump it to a file.</text:span></text:span></text:p>
      <text:p text:style-name="Standard"/>
      <text:p text:style-name="P3">Libraries used for Arduino:</text:p>
      <text:p text:style-name="P3"/>
      <text:p text:style-name="P3">Timer → <text:a xlink:type="simple" xlink:href="http://playground.arduino.cc/Code/Timer" text:style-name="Internet_20_link" text:visited-style-name="Visited_20_Internet_20_Link">http://playground.arduino.cc/Code/Timer</text:a></text:p>
      <text:p text:style-name="P3"/>
      <text:p text:style-name="P3"/>
      <text:h text:style-name="Heading_20_1" text:outline-level="1">Useful AT Commands </text:h>
      <text:p text:style-name="Text_20_body"/>
      <text:list xml:id="list8786905363221299480" text:style-name="L1">
        <text:list-item>
          <text:p text:style-name="P4">Connect to access point using module ESP8266:</text:p>
        </text:list-item>
      </text:list>
      <text:p text:style-name="P5"/>
      <text:p text:style-name="P6"><text:tab/><text:tab/>AT+CWJAP=”<text:span text:style-name="T5">MarensHouse</text:span>”,”<text:span text:style-name="T5">A952E4C9</text:span>” </text:p>
      <text:list xml:id="list5119699219933395967" text:style-name="L2">
        <text:list-item>
          <text:p text:style-name="P7">Start a TCP connection: </text:p>
        </text:list-item>
      </text:list>
      <text:p text:style-name="P8"/>
      <text:p text:style-name="P9"><text:span text:style-name="T6"><text:tab/><text:tab/></text:span>AT+CIPSTART="TCP","192.168.101.110",1000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16-08-05T10:45:00Z</meta:creation-date>
    <dc:date>2016-09-26T13:15:53.880000000</dc:date>
    <meta:editing-cycles>7</meta:editing-cycles>
    <meta:editing-duration>PT2H54M6S</meta:editing-duration>
    <meta:document-statistic meta:table-count="0" meta:image-count="0" meta:object-count="0" meta:page-count="1" meta:paragraph-count="19" meta:word-count="102" meta:character-count="784" meta:non-whitespace-character-count="689"/>
    <meta:template xlink:type="simple" xlink:actuate="onRequest" xlink:title="" xlink:href="Normal.dotm"/>
  </office:meta>
</office:document-meta>
</file>